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510f7" officeooo:paragraph-rsid="001510f7"/>
    </style:style>
    <style:style style:name="P2" style:family="paragraph" style:parent-style-name="Standard">
      <style:text-properties officeooo:rsid="00163852" officeooo:paragraph-rsid="00163852"/>
    </style:style>
    <style:style style:name="P3" style:family="paragraph" style:parent-style-name="Text_20_body">
      <style:text-properties officeooo:rsid="001510f7" officeooo:paragraph-rsid="001510f7"/>
    </style:style>
    <style:style style:name="P4" style:family="paragraph" style:parent-style-name="Text_20_body">
      <style:text-properties fo:font-weight="normal" officeooo:rsid="001510f7" officeooo:paragraph-rsid="001510f7" style:font-weight-asian="normal" style:font-weight-complex="normal"/>
    </style:style>
    <style:style style:name="P5" style:family="paragraph" style:parent-style-name="Text_20_body">
      <style:text-properties fo:font-weight="normal" officeooo:rsid="007bd989" officeooo:paragraph-rsid="00163852" style:font-weight-asian="normal" style:font-weight-complex="normal"/>
    </style:style>
    <style:style style:name="T1" style:family="text">
      <style:text-properties fo:font-weight="bold" officeooo:rsid="007bd989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7bd989" style:font-weight-asian="normal" style:font-weight-complex="normal"/>
    </style:style>
    <style:style style:name="T4" style:family="text">
      <style:text-properties officeooo:rsid="007bd98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ixar pacotes para instalar offline</text:p>
      <text:p text:style-name="P2"><text:a xlink:type="simple" xlink:href="https://fedoraproject.org/wiki/Fedora_Offline_Package_Manager" text:style-name="Internet_20_link" text:visited-style-name="Visited_20_Internet_20_Link">https://fedoraproject.org/wiki/Fedora_Offline_Package_Manager</text:a></text:p>
      <text:p text:style-name="P2">https://ask.fedoraproject.org/en/question/90286/how-can-i-download-all-current-fedora24-updates-for-offline-installation/</text:p>
      <text:p text:style-name="P2"/>
      <text:p text:style-name="P2"/>
      <text:p text:style-name="P3"><text:span text:style-name="T3">b</text:span><text:span text:style-name="T2">aixar:</text:span></text:p>
      <text:p text:style-name="P4"><text:span text:style-name="T4">dnf -y update<text:tab/></text:span></text:p>
      <text:p text:style-name="P5">dnf -y install gcc automake make kernel-headers kernel-devel per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Bloco_20_de_20_Código" style:display-name="Bloco de Código" style:family="paragraph" style:auto-update="true" style:master-page-name="">
      <style:paragraph-properties style:page-number="auto">
        <style:tab-stops>
          <style:tab-stop style:position="0.0984in"/>
        </style:tab-stops>
      </style:paragraph-properties>
      <style:text-properties fo:font-size="11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6T22:50:55.752765312</meta:creation-date>
    <meta:editing-duration>PT1M48S</meta:editing-duration>
    <meta:editing-cycles>3</meta:editing-cycles>
    <meta:generator>LibreOffice/5.3.5.2$Linux_X86_64 LibreOffice_project/30$Build-2</meta:generator>
    <dc:date>2017-09-03T15:10:50.031113812</dc:date>
    <meta:document-statistic meta:table-count="0" meta:image-count="0" meta:object-count="0" meta:page-count="1" meta:paragraph-count="6" meta:word-count="20" meta:character-count="304" meta:non-whitespace-character-count="289"/>
  </office:meta>
</office:document-meta>
</file>